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co1" style:family="table-column">
      <style:table-column-properties style:column-width="12.599cm" style:use-optimal-column-width="false"/>
    </style:style>
    <style:style style:name="co2" style:family="table-column">
      <style:table-column-properties style:column-width="12.6cm" style:use-optimal-column-width="false"/>
    </style:style>
    <style:style style:name="ro1" style:family="table-row">
      <style:table-row-properties style:row-height="-4.696cm"/>
    </style:style>
    <style:style style:name="ro2" style:family="table-row">
      <style:table-row-properties style:row-height="0.937cm"/>
    </style:style>
    <style:style style:name="ce1" style:family="table-cell">
      <loext:graphic-properties style:repeat="repeat"/>
    </style:style>
    <style:style style:name="P1" style:family="paragraph">
      <style:text-properties style:font-name="Cantarell"/>
    </style:style>
    <style:style style:name="P2" style:family="paragraph">
      <loext:graphic-properties draw:fill-color="#ffffff"/>
      <style:text-properties style:font-name="Cantarell"/>
    </style:style>
    <style:style style:name="P3" style:family="paragraph">
      <loext:graphic-properties draw:fill-color="#ffffff"/>
    </style:style>
    <style:style style:name="T1" style:family="text">
      <style:text-properties style:font-name="Cantarell" fo:font-size="44pt" fo:font-weight="bold" style:font-size-asian="44pt" style:font-weight-asian="bold" style:font-size-complex="44pt" style:font-weight-complex="bold"/>
    </style:style>
    <style:style style:name="T2" style:family="text">
      <style:text-properties style:font-name="Cantarell"/>
    </style:style>
    <style:style style:name="T3" style:family="text">
      <style:text-properties style:font-name="Cantarell" fo:font-size="28pt" style:font-size-asian="28pt" style:font-size-complex="28pt"/>
    </style:style>
    <style:style style:name="T4" style:family="text">
      <style:text-properties style:font-name="Cantarell" fo:font-size="25pt" style:font-size-asian="25pt" style:font-size-complex="2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2" draw:layer="layout" svg:width="25.199cm" svg:height="16.255cm" svg:x="1.4cm" svg:y="0.837cm" presentation:class="subtitle">
          <draw:text-box>
            <text:p text:style-name="P1"><text:span text:style-name="T1">Team 9</text:span></text:p>
            <text:p text:style-name="P1"><text:span text:style-name="T2"/></text:p>
            <text:p text:style-name="P1"><text:span text:style-name="T3">Alexis Engelke, Johannes Fischer</text:span><text:span text:style-name="T4"> &amp; Saurabh Nawalgari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Vulnerabilities in “Online Banking”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Stored XSS in Registration and Transaction Description</text:p>
                <text:list>
                  <text:list-item>
                    <text:p>Likelihood: high</text:p>
                  </text:list-item>
                  <text:list-item>
                    <text:p>Impact: high</text:p>
                  </text:list-item>
                </text:list>
              </text:list-item>
              <text:list-item>
                <text:p>Missing check for negative amount in batch file</text:p>
                <text:list>
                  <text:list-item>
                    <text:p>Likelihood: high</text:p>
                  </text:list-item>
                  <text:list-item>
                    <text:p>Impact: medium</text:p>
                  </text:list-item>
                </text:list>
              </text:list-item>
              <text:list-item>
                <text:p>SQL Injection</text:p>
                <text:list>
                  <text:list-item>
                    <text:p>Likelihood: high</text:p>
                  </text:list-item>
                  <text:list-item>
                    <text:p>Impact: hig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tored XSS in Registration and Transaction Descrip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Input in transaction description (upload and form) and username is not escaped</text:p>
              </text:list-item>
              <text:list-item>
                <text:p>Both information might be displayed to an administator</text:p>
                <text:p/>
              </text:list-item>
              <text:list-item>
                <text:p/>
              </text:list-item>
            </text:list>
          </draw:text-box>
        </draw:frame>
        <draw:frame draw:style-name="standard" draw:layer="layout" svg:width="25.198cm" svg:height="8.747cm" svg:x="1.298cm" svg:y="11.87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CVSS 3.0</text:p>
              </table:table-cell>
              <table:table-cell/>
            </table:table-row>
            <table:table-row table:style-name="ro2" table:default-cell-style-name="ce1">
              <table:table-cell>
                <text:p>Access Vector</text:p>
              </table:table-cell>
              <table:table-cell>
                <text:p>Network</text:p>
              </table:table-cell>
            </table:table-row>
            <table:table-row table:style-name="ro2" table:default-cell-style-name="ce1">
              <table:table-cell>
                <text:p>Access Complexity</text:p>
              </table:table-cell>
              <table:table-cell>
                <text:p>Low</text:p>
              </table:table-cell>
            </table:table-row>
            <table:table-row table:style-name="ro2" table:default-cell-style-name="ce1">
              <table:table-cell>
                <text:p>Privileges Required</text:p>
              </table:table-cell>
              <table:table-cell>
                <text:p>None / Low</text:p>
              </table:table-cell>
            </table:table-row>
            <table:table-row table:style-name="ro2" table:default-cell-style-name="ce1">
              <table:table-cell>
                <text:p>User Interaction</text:p>
              </table:table-cell>
              <table:table-cell>
                <text:p>Yes</text:p>
              </table:table-cell>
            </table:table-row>
            <table:table-row table:style-name="ro2" table:default-cell-style-name="ce1">
              <table:table-cell>
                <text:p>Scope</text:p>
              </table:table-cell>
              <table:table-cell>
                <text:p>Unchanged</text:p>
              </table:table-cell>
            </table:table-row>
            <table:table-row table:style-name="ro2" table:default-cell-style-name="ce1">
              <table:table-cell>
                <text:p>Confidentiality</text:p>
              </table:table-cell>
              <table:table-cell>
                <text:p>High</text:p>
              </table:table-cell>
            </table:table-row>
            <table:table-row table:style-name="ro2" table:default-cell-style-name="ce1">
              <table:table-cell>
                <text:p>Integrity</text:p>
              </table:table-cell>
              <table:table-cell>
                <text:p>High</text:p>
              </table:table-cell>
            </table:table-row>
            <table:table-row table:style-name="ro2" table:default-cell-style-name="ce1">
              <table:table-cell>
                <text:p>Availability</text:p>
              </table:table-cell>
              <table:table-cell>
                <text:p>None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Missing check for negative amount in batch fil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You can enter a negative amount</text:p>
              </text:list-item>
              <text:list-item>
                <text:p>And get the money from the other party</text:p>
              </text:list-item>
            </text:list>
          </draw:text-box>
        </draw:frame>
        <draw:frame draw:style-name="standard" draw:layer="layout" svg:width="25.198cm" svg:height="8.747cm" svg:x="1.298cm" svg:y="11.87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CVSS 3.0</text:p>
              </table:table-cell>
              <table:table-cell/>
            </table:table-row>
            <table:table-row table:style-name="ro2" table:default-cell-style-name="ce1">
              <table:table-cell>
                <text:p>Access Vector</text:p>
              </table:table-cell>
              <table:table-cell>
                <text:p>Network</text:p>
              </table:table-cell>
            </table:table-row>
            <table:table-row table:style-name="ro2" table:default-cell-style-name="ce1">
              <table:table-cell>
                <text:p>Access Complexity</text:p>
              </table:table-cell>
              <table:table-cell>
                <text:p>Low</text:p>
              </table:table-cell>
            </table:table-row>
            <table:table-row table:style-name="ro2" table:default-cell-style-name="ce1">
              <table:table-cell>
                <text:p>Privileges Required</text:p>
              </table:table-cell>
              <table:table-cell>
                <text:p>Low</text:p>
              </table:table-cell>
            </table:table-row>
            <table:table-row table:style-name="ro2" table:default-cell-style-name="ce1">
              <table:table-cell>
                <text:p>User Interaction</text:p>
              </table:table-cell>
              <table:table-cell>
                <text:p>No</text:p>
              </table:table-cell>
            </table:table-row>
            <table:table-row table:style-name="ro2" table:default-cell-style-name="ce1">
              <table:table-cell>
                <text:p>Scope</text:p>
              </table:table-cell>
              <table:table-cell>
                <text:p>Unchanged</text:p>
              </table:table-cell>
            </table:table-row>
            <table:table-row table:style-name="ro2" table:default-cell-style-name="ce1">
              <table:table-cell>
                <text:p>Confidentiality</text:p>
              </table:table-cell>
              <table:table-cell>
                <text:p>None</text:p>
              </table:table-cell>
            </table:table-row>
            <table:table-row table:style-name="ro2" table:default-cell-style-name="ce1">
              <table:table-cell>
                <text:p>Integrity</text:p>
              </table:table-cell>
              <table:table-cell>
                <text:p>Low</text:p>
              </table:table-cell>
            </table:table-row>
            <table:table-row table:style-name="ro2" table:default-cell-style-name="ce1">
              <table:table-cell>
                <text:p>Availability</text:p>
              </table:table-cell>
              <table:table-cell>
                <text:p>None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ntarell" svg:font-family="Cantarel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3T17:59:24.750389336</meta:creation-date>
    <dc:date>2015-11-23T19:30:33.257852840</dc:date>
    <meta:editing-duration>PT15M57S</meta:editing-duration>
    <meta:editing-cycles>3</meta:editing-cycles>
    <meta:generator>LibreOffice/4.4.6.3$Linux_X86_64 LibreOffice_project/40$Build-3</meta:generator>
    <meta:document-statistic meta:object-count="38"/>
  </office:meta>
</office:document-meta>
</file>